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68446" officeooo:paragraph-rsid="00068446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 Show with JSON OCT 2022</text:p>
      <text:p text:style-name="P1"/>
      <text:p text:style-name="Standard"/>
      <text:p text:style-name="Standard">&lt;%# require IEx; IEx.pry() %&gt;</text:p>
      <text:p text:style-name="Standard">&lt;%# assigns ClassTitle.description - plus classes - a list of class info (map) %&gt;</text:p>
      <text:p text:style-name="Standard">&lt;!--Available assigns: [:classes, :conn, :current_user, :id, :title] --&gt;</text:p>
      <text:p text:style-name="Standard">&lt;html&gt;</text:p>
      <text:p text:style-name="Standard">&lt;head&gt;</text:p>
      <text:p text:style-name="Standard">&lt;/head&gt;</text:p>
      <text:p text:style-name="Standard">&lt;body&gt;</text:p>
      <text:p text:style-name="Standard">&lt;p id="output"&gt;&lt;/p&gt;</text:p>
      <text:p text:style-name="Standard">&lt;style&gt;</text:p>
      <text:p text:style-name="Standard">.table-layout {</text:p>
      <text:p text:style-name="Standard"><text:s text:c="4"/>text-align: center;</text:p>
      <text:p text:style-name="Standard"><text:s text:c="4"/>border: 1px solid black;</text:p>
      <text:p text:style-name="Standard"><text:s text:c="4"/>border-collapse: collapse;</text:p>
      <text:p text:style-name="Standard"><text:s text:c="4"/>font-family:"Trebuchet MS";</text:p>
      <text:p text:style-name="Standard"><text:s text:c="4"/>margin: 0 auto 0;</text:p>
      <text:p text:style-name="Standard">}</text:p>
      <text:p text:style-name="Standard">.table-layout td, .table-layout th {</text:p>
      <text:p text:style-name="Standard"><text:s text:c="4"/>border: 1px solid grey;</text:p>
      <text:p text:style-name="Standard"><text:s text:c="4"/>padding: 5px 5px 0;</text:p>
      <text:p text:style-name="Standard">}</text:p>
      <text:p text:style-name="Standard">.table-layout td {</text:p>
      <text:p text:style-name="Standard"><text:s text:c="4"/>text-align: left;</text:p>
      <text:p text:style-name="Standard">}</text:p>
      <text:p text:style-name="Standard">.selected {</text:p>
      <text:p text:style-name="Standard"><text:s text:c="4"/>color: red;</text:p>
      <text:p text:style-name="Standard">}</text:p>
      <text:p text:style-name="Standard"><text:s text:c="4"/>border: 1px solid grey;</text:p>
      <text:p text:style-name="Standard"><text:s text:c="4"/>padding: 5px 5px 0;</text:p>
      <text:p text:style-name="Standard">}</text:p>
      <text:p text:style-name="Standard">.table-layout td {</text:p>
      <text:p text:style-name="Standard"><text:s text:c="4"/>text-align: left;</text:p>
      <text:p text:style-name="Standard">}</text:p>
      <text:p text:style-name="Standard">.selected {</text:p>
      <text:p text:style-name="Standard"><text:s text:c="4"/>color: red;</text:p>
      <text:p text:style-name="Standard">}</text:p>
      <text:p text:style-name="Standard"/>
      <text:p text:style-name="Standard"/>
      <text:p text:style-name="Standard">&lt;/style&gt;</text:p>
      <text:p text:style-name="Standard"/>
      <text:p text:style-name="Standard">&lt;input type = "button" onclick = "cancelFunction()" id = "junk" value = "Cancel"&gt;</text:p>
      <text:p text:style-name="Standard"/>
      <text:p text:style-name="Standard">&lt;table id="classTable" class="table-layout"&gt;</text:p>
      <text:p text:style-name="Standard"><text:s text:c="4"/>&lt;tr <text:s/>onclick="(this)"&gt;</text:p>
      <text:p text:style-name="Standard"><text:s text:c="6"/>&lt;th&gt;Class title&lt;/th&gt;</text:p>
      <text:p text:style-name="Standard"><text:s text:c="6"/>&lt;th&gt;Section&lt;/th&gt;</text:p>
      <text:p text:style-name="Standard"><text:soft-page-break/><text:s text:c="6"/>&lt;th&gt;Period&lt;/th&gt;</text:p>
      <text:p text:style-name="Standard"><text:s text:c="6"/>&lt;th&gt;Fee&lt;/th&gt;</text:p>
      <text:p text:style-name="Standard"><text:s text:c="6"/>&lt;th&gt;Semester&lt;/th&gt;</text:p>
      <text:p text:style-name="Standard"><text:s text:c="6"/>&lt;th&gt;Teacher&lt;/th&gt;</text:p>
      <text:p text:style-name="Standard"><text:s text:c="6"/>&lt;th&gt;Helper1&lt;/th&gt;</text:p>
      <text:p text:style-name="Standard"><text:s text:c="6"/>&lt;th&gt;Helper2&lt;/th&gt;</text:p>
      <text:p text:style-name="Standard"><text:s text:c="4"/>&lt;/tr&gt;</text:p>
      <text:p text:style-name="Standard"/>
      <text:p text:style-name="Standard"><text:s text:c="2"/>&lt;%= for class &lt;- @classes do%&gt;</text:p>
      <text:p text:style-name="Standard"><text:s/>&lt;tr data-class-id="&lt;%= class.id %&gt;"&gt;</text:p>
      <text:p text:style-name="Standard"><text:s text:c="2"/>&lt;td&gt;&lt;%= class.classtitle.description %&gt;&lt;/td&gt;</text:p>
      <text:p text:style-name="Standard"><text:s text:c="2"/>&lt;td&gt;&lt;%= class.section.description %&gt;&lt;/td&gt;</text:p>
      <text:p text:style-name="Standard"><text:s text:c="2"/>&lt;td&gt;&lt;%= class.period.time %&gt;&lt;/td&gt;</text:p>
      <text:p text:style-name="Standard"><text:s text:c="2"/>&lt;td&gt;$&lt;%= class.fallfee %&gt;.00&lt;/td&gt;</text:p>
      <text:p text:style-name="Standard"><text:s text:c="2"/>&lt;td&gt;&lt;%= class.semester %&gt;&lt;/td&gt;</text:p>
      <text:p text:style-name="Standard"><text:s text:c="2"/>&lt;td&gt;&lt;%= class.teacher.username %&gt;&lt;/td&gt;</text:p>
      <text:p text:style-name="Standard"><text:s text:c="2"/>&lt;td&gt;&lt;%= class.helper1.username %&gt;&lt;/td&gt;</text:p>
      <text:p text:style-name="Standard"><text:s text:c="2"/>&lt;td&gt;&lt;%= class.helper2.username %&gt;&lt;/td&gt;</text:p>
      <text:p text:style-name="Standard"><text:s/>&lt;/tr&gt;</text:p>
      <text:p text:style-name="Standard"><text:s text:c="2"/>&lt;% end %&gt;</text:p>
      <text:p text:style-name="Standard"/>
      <text:p text:style-name="Standard"/>
      <text:p text:style-name="Standard"/>
      <text:p text:style-name="Standard">&lt;script&gt;</text:p>
      <text:p text:style-name="Standard"><text:s text:c="2"/>function cancelFunction() {</text:p>
      <text:p text:style-name="Standard"><text:s text:c="7"/>const regid <text:s/>= localStorage.getItem("regIndex");</text:p>
      <text:p text:style-name="Standard"><text:s text:c="7"/>window.location.replace(regid);</text:p>
      <text:p text:style-name="Standard">}</text:p>
      <text:p text:style-name="Standard"/>
      <text:p text:style-name="Standard">&lt;/script&gt;</text:p>
      <text:p text:style-name="Standard"/>
      <text:p text:style-name="Standard">&lt;script&gt;</text:p>
      <text:p text:style-name="Standard">highlight_row();</text:p>
      <text:p text:style-name="Standard"/>
      <text:p text:style-name="Standard">function highlight_row() {</text:p>
      <text:p text:style-name="Standard"><text:s text:c="4"/>var table = document.getElementById('classTable');</text:p>
      <text:p text:style-name="Standard"><text:s text:c="4"/>var cells = table.getElementsByTagName('td');</text:p>
      <text:p text:style-name="Standard"><text:s text:c="4"/>for (var i = 0; i &lt; cells.length; i++) {</text:p>
      <text:p text:style-name="Standard"><text:s text:c="8"/>// Take each cell</text:p>
      <text:p text:style-name="Standard"><text:s text:c="8"/>var cell = cells[i];</text:p>
      <text:p text:style-name="Standard"><text:s text:c="8"/>// do something on onclick event for cell</text:p>
      <text:p text:style-name="Standard"><text:s text:c="8"/>cell.onclick = function () {</text:p>
      <text:p text:style-name="Standard"><text:s text:c="12"/>// Get the row id where the cell exists</text:p>
      <text:p text:style-name="Standard"><text:s text:c="12"/>var rowId = this.parentNode.rowIndex;</text:p>
      <text:p text:style-name="Standard"><text:s text:c="12"/>var rowsNotSelected = table.getElementsByTagName('tr');</text:p>
      <text:p text:style-name="Standard"><text:s text:c="12"/>for (var row = 0; row &lt; rowsNotSelected.length; row++) {</text:p>
      <text:p text:style-name="Standard"><text:s text:c="16"/>rowsNotSelected[row].style.backgroundColor = "";</text:p>
      <text:p text:style-name="Standard"><text:s text:c="16"/>rowsNotSelected[row].classList.remove('selected');</text:p>
      <text:p text:style-name="Standard"><text:s text:c="12"/>}</text:p>
      <text:p text:style-name="Standard"><text:soft-page-break/><text:s text:c="12"/>var rowSelected = table.getElementsByTagName('tr')[rowId];</text:p>
      <text:p text:style-name="Standard"><text:s text:c="12"/>rowSelected.style.backgroundColor = "yellow";</text:p>
      <text:p text:style-name="Standard"><text:s text:c="12"/>rowSelected.className += " selected";</text:p>
      <text:p text:style-name="Standard"/>
      <text:p text:style-name="Standard"><text:s text:c="12"/>const studentid <text:s/>= localStorage.getItem("studentID");</text:p>
      <text:p text:style-name="Standard"><text:s text:c="12"/>const classId = rowSelected.dataset.classId;</text:p>
      <text:p text:style-name="Standard"><text:s text:c="12"/>const semester = rowSelected.cells[4].innerText;</text:p>
      <text:p text:style-name="Standard"><text:s text:c="12"/>//studentid = <text:s/>window["studentID"];</text:p>
      <text:p text:style-name="Standard"/>
      <text:p text:style-name="Standard"><text:s text:c="12"/>document.getElementById('studentid').setAttribute('value', studentid);</text:p>
      <text:p text:style-name="Standard"><text:s text:c="12"/>document.getElementById('classid').setAttribute('value', classId);</text:p>
      <text:p text:style-name="Standard"><text:s text:c="12"/>document.getElementById('semester').setAttribute('value', semester);</text:p>
      <text:p text:style-name="Standard"><text:s text:c="12"/>//function disableFunction();</text:p>
      <text:p text:style-name="Standard"><text:s text:c="12"/>enableSubmit(); //enable the save button if inputs are valid</text:p>
      <text:p text:style-name="Standard"><text:s text:c="9"/>}</text:p>
      <text:p text:style-name="Standard"><text:s text:c="4"/>}</text:p>
      <text:p text:style-name="Standard">}</text:p>
      <text:p text:style-name="Standard">&lt;/script&gt;</text:p>
      <text:p text:style-name="Standard"/>
      <text:p text:style-name="Standard"/>
      <text:p text:style-name="Standard"/>
      <text:p text:style-name="Standard">&lt;form <text:s text:c="3"/>name="regform" id = reg_form <text:s/>action="" METHOD="POST"&gt;</text:p>
      <text:p text:style-name="Standard"><text:s text:c="2"/>&lt;input hidden type="text" <text:s text:c="3"/>name = "studentbox" <text:s/>class = "required" <text:s text:c="2"/>id = "studentid" &gt;</text:p>
      <text:p text:style-name="Standard"><text:s text:c="2"/>&lt;input hidden type="text" <text:s text:c="3"/>name = "classbox" <text:s text:c="3"/>class = "required" <text:s text:c="2"/>id = "classid" &gt;</text:p>
      <text:p text:style-name="Standard"><text:s text:c="2"/>&lt;input hidden type="text" <text:s text:c="3"/>name = "semesterbox" class = "required" <text:s text:c="2"/>id = "semester"&gt;</text:p>
      <text:p text:style-name="Standard"/>
      <text:p text:style-name="Standard"><text:s text:c="2"/>&lt;input disabled id = submitbtn type="submit"&gt;</text:p>
      <text:p text:style-name="Standard">&lt;/form&gt;</text:p>
      <text:p text:style-name="Standard"/>
      <text:p text:style-name="Standard"/>
      <text:p text:style-name="Standard">&lt;script&gt;</text:p>
      <text:p text:style-name="Standard">function disableFunction() {</text:p>
      <text:p text:style-name="Standard"><text:s text:c="2"/>document.getElementById("save").disabled = false;</text:p>
      <text:p text:style-name="Standard"><text:s text:c="2"/>}</text:p>
      <text:p text:style-name="Standard">&lt;/script&gt;</text:p>
      <text:p text:style-name="Standard"/>
      <text:p text:style-name="Standard"/>
      <text:p text:style-name="Standard"/>
      <text:p text:style-name="Standard">&lt;script&gt;</text:p>
      <text:p text:style-name="Standard"><text:s text:c="4"/>//check that all 3 hidden inputs are valid</text:p>
      <text:p text:style-name="Standard"><text:s text:c="4"/>function enableSubmit(){</text:p>
      <text:p text:style-name="Standard"><text:s text:c="6"/>let inputs = document.getElementsByClassName('required');</text:p>
      <text:p text:style-name="Standard"><text:s text:c="6"/>//let btn = document.querySelector('input[type="submit"]');</text:p>
      <text:p text:style-name="Standard"><text:s text:c="6"/>var btn = document.getElementById("submit");</text:p>
      <text:p text:style-name="Standard"><text:s text:c="6"/>let isValid = true;</text:p>
      <text:p text:style-name="Standard"><text:s text:c="6"/>for (var i = 0; i &lt; inputs.length; i++){</text:p>
      <text:p text:style-name="Standard"><text:s text:c="6"/>let changedInput = inputs[i];</text:p>
      <text:p text:style-name="Standard"><text:s text:c="6"/>if (changedInput.value.trim() === "" || changedInput.value === null){</text:p>
      <text:p text:style-name="Standard"><text:s text:c="8"/>isValid = false;</text:p>
      <text:p text:style-name="Standard"><text:soft-page-break/><text:s text:c="6"/>break;</text:p>
      <text:p text:style-name="Standard"><text:s text:c="6"/>}</text:p>
      <text:p text:style-name="Standard"><text:s text:c="4"/>}</text:p>
      <text:p text:style-name="Standard"><text:s text:c="4"/>document.getElementById("submitbtn").removeAttribute("disabled");</text:p>
      <text:p text:style-name="Standard"><text:s text:c="2"/>}</text:p>
      <text:p text:style-name="Standard">&lt;/script&gt;</text:p>
      <text:p text:style-name="Standard"/>
      <text:p text:style-name="Standard">&lt;script&gt;</text:p>
      <text:p text:style-name="Standard"/>
      <text:p text:style-name="Standard"><text:s text:c="2"/>// Thanks to Tim</text:p>
      <text:p text:style-name="Standard"><text:s text:c="2"/>// Add a handler for the form's "submit" event</text:p>
      <text:p text:style-name="Standard"/>
      <text:p text:style-name="Standard"><text:s text:c="2"/>document.getElementById("reg_form").addEventListener("submit", (event) =&gt; {</text:p>
      <text:p text:style-name="Standard"><text:s text:c="4"/>// The default behavior of form submission is to navigate, but since we're taking care of everything client-side let's prevent that</text:p>
      <text:p text:style-name="Standard"><text:s text:c="4"/>event.preventDefault();</text:p>
      <text:p text:style-name="Standard"/>
      <text:p text:style-name="Standard"><text:s text:c="4"/>const formElement = event.target;</text:p>
      <text:p text:style-name="Standard"><text:s text:c="4"/>let student = formElement.elements["studentbox"].value;</text:p>
      <text:p text:style-name="Standard"><text:s text:c="4"/>let url = "http://localhost:4000/students/"+ student +"/registrations";</text:p>
      <text:p text:style-name="Standard"><text:s text:c="4"/>alert(student);</text:p>
      <text:p text:style-name="Standard"><text:s text:c="4"/>fetch(url, { <text:s/>//start fetch</text:p>
      <text:p text:style-name="Standard"><text:s text:c="6"/>method: "POST",</text:p>
      <text:p text:style-name="Standard"/>
      <text:p text:style-name="Standard"><text:s text:c="6"/>headers: { //start headers</text:p>
      <text:p text:style-name="Standard"><text:s text:c="8"/>"content-type": "application/json",</text:p>
      <text:p text:style-name="Standard"><text:s text:c="6"/>}, <text:s/>// end headers</text:p>
      <text:p text:style-name="Standard"/>
      <text:p text:style-name="Standard"><text:s text:c="6"/>body: JSON.stringify({ <text:s/>//start stringify</text:p>
      <text:p text:style-name="Standard"><text:s text:c="8"/>registration: { //start registration</text:p>
      <text:p text:style-name="Standard"><text:s text:c="10"/>student_id: formElement.elements["studentbox"].value,</text:p>
      <text:p text:style-name="Standard"><text:s text:c="10"/>class_id: <text:s text:c="2"/>formElement.elements["classbox"].value,</text:p>
      <text:p text:style-name="Standard"><text:s text:c="10"/>semester: <text:s text:c="2"/>formElement.elements["semesterbox"].value,</text:p>
      <text:p text:style-name="Standard"><text:s text:c="8"/>} <text:s/>// end registration</text:p>
      <text:p text:style-name="Standard"><text:s text:c="6"/>}) <text:s/>//end stringify</text:p>
      <text:p text:style-name="Standard"/>
      <text:p text:style-name="Standard"/>
      <text:p text:style-name="Standard"><text:s text:c="4"/>}).then((response) =&gt; { <text:s text:c="2"/>//start promise #1</text:p>
      <text:p text:style-name="Standard"><text:s text:c="6"/>if (!response.ok) { <text:s/>//start if - if not OK throw a new error</text:p>
      <text:p text:style-name="Standard"><text:s text:c="8"/>throw new Error(`Bad request: ${response.status} ${response.statusText}`);</text:p>
      <text:p text:style-name="Standard"><text:s text:c="6"/>} <text:s/>//end if</text:p>
      <text:p text:style-name="Standard"><text:s text:c="6"/>return response.json();</text:p>
      <text:p text:style-name="Standard"/>
      <text:p text:style-name="Standard"><text:s text:c="4"/>}).then((responsePayload) =&gt; { <text:s/>//start promise #2 - responsePayload contains data</text:p>
      <text:p text:style-name="Standard"><text:s text:c="6"/>alert("Successfully created registration");</text:p>
      <text:p text:style-name="Standard"><text:s text:c="6"/>console.log(responsePayload.data);</text:p>
      <text:p text:style-name="Standard"><text:s text:c="6"/>formElement.reset();</text:p>
      <text:p text:style-name="Standard"/>
      <text:p text:style-name="Standard"><text:s text:c="4"/>}).catch((error) =&gt; { //start catch</text:p>
      <text:p text:style-name="Standard"><text:soft-page-break/><text:s text:c="6"/>alert("ERROR creating registration");</text:p>
      <text:p text:style-name="Standard"><text:s text:c="6"/>console.log(error);</text:p>
      <text:p text:style-name="Standard"><text:s text:c="4"/>}); //end catch</text:p>
      <text:p text:style-name="Standard"/>
      <text:p text:style-name="Standard"><text:s text:c="2"/>})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07:44:28.542605350</meta:creation-date>
    <dc:date>2022-10-27T07:46:08.622165308</dc:date>
    <meta:editing-duration>PT1M40S</meta:editing-duration>
    <meta:editing-cycles>1</meta:editing-cycles>
    <meta:document-statistic meta:table-count="0" meta:image-count="0" meta:object-count="0" meta:page-count="5" meta:paragraph-count="167" meta:word-count="576" meta:character-count="5700" meta:non-whitespace-character-count="4529"/>
    <meta:generator>LibreOffice/6.4.6.2$Linux_X86_64 LibreOffice_project/40$Build-2</meta:generator>
  </office:meta>
</office:document-meta>
</file>